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674cm" fo:min-width="2.091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.674cm" fo:min-width="2.424cm"/>
    </style:style>
    <style:style style:name="gr3" style:family="graphic" style:parent-style-name="objectwithoutfill">
      <style:graphic-properties draw:marker-start="" draw:marker-start-width="0.3cm" draw:marker-end="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666666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667cm" svg:height="1cm" svg:x="11cm" svg:y="2cm">
          <text:p text:style-name="P1"><text:span text:style-name="T1">Piloteur</text:span></text:p>
          <draw:enhanced-geometry svg:viewBox="0 0 21600 21600" draw:path-stretchpoint-x="10800" draw:path-stretchpoint-y="10800" draw:text-areas="?f3 ?f4 ?f5 ?f6" draw:type="round-rectangle" draw:modifiers="2817.39130434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2.667cm" svg:height="1cm" svg:x="10.999cm" svg:y="7.333cm">
          <text:p text:style-name="P1"><text:span text:style-name="T1">Caméra</text:span></text:p>
          <draw:enhanced-geometry svg:viewBox="0 0 21600 21600" draw:path-stretchpoint-x="10800" draw:path-stretchpoint-y="10800" draw:text-areas="?f3 ?f4 ?f5 ?f6" draw:type="round-rectangle" draw:modifiers="2817.39130434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2.667cm" svg:height="1cm" svg:x="9.333cm" svg:y="4.666cm">
          <text:p text:style-name="P1"><text:span text:style-name="T1">Routeur</text:span></text:p>
          <draw:enhanced-geometry svg:viewBox="0 0 21600 21600" draw:path-stretchpoint-x="10800" draw:path-stretchpoint-y="10800" draw:text-areas="?f3 ?f4 ?f5 ?f6" draw:type="round-rectangle" draw:modifiers="2817.39130434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cm" svg:height="1cm" svg:x="2.666cm" svg:y="4.666cm">
          <text:p text:style-name="P1"><text:span text:style-name="T1">Ordinateur</text:span></text:p>
          <draw:enhanced-geometry svg:viewBox="0 0 21600 21600" draw:path-stretchpoint-x="10800" draw:path-stretchpoint-y="10800" draw:text-areas="?f3 ?f4 ?f5 ?f6" draw:type="round-rectangle" draw:modifiers="2817.39130434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0.666cm" svg:y1="4.666cm" svg:x2="12.333cm" svg:y2="3cm" draw:start-shape="id1" draw:start-glue-point="0" draw:end-shape="id2" draw:end-glue-point="2" svg:d="M10666 4666l1667-1666" svg:viewBox="0 0 1668 1667">
          <text:p/>
        </draw:connector>
        <draw:connector draw:style-name="gr4" draw:text-style-name="P2" draw:layer="layout" draw:type="line" svg:x1="10.666cm" svg:y1="5.666cm" svg:x2="12.332cm" svg:y2="7.333cm" draw:start-shape="id1" draw:start-glue-point="2" draw:end-shape="id3" draw:end-glue-point="0" svg:d="M10666 5666l1666 1667" svg:viewBox="0 0 1667 1668">
          <text:p/>
        </draw:connector>
        <draw:connector draw:style-name="gr5" draw:text-style-name="P2" draw:layer="layout" draw:type="line" svg:x1="5.666cm" svg:y1="5.166cm" svg:x2="9.333cm" svg:y2="5.166cm" draw:start-shape="id4" draw:start-glue-point="1" draw:end-shape="id1" draw:end-glue-point="3" svg:d="M5666 5166h3667" svg:viewBox="0 0 3668 1">
          <text:p/>
        </draw:connector>
        <draw:frame draw:style-name="gr6" draw:text-style-name="P3" draw:layer="layout" svg:width="2.932cm" svg:height="0.725cm" svg:x="4cm" svg:y="5.666cm">
          <draw:text-box>
            <text:p><text:span text:style-name="T2">192.168.0.xx</text:span></text:p>
          </draw:text-box>
        </draw:frame>
        <draw:frame draw:style-name="gr6" draw:text-style-name="P3" draw:layer="layout" svg:width="3.228cm" svg:height="0.725cm" svg:x="11.068cm" svg:y="5.608cm">
          <draw:text-box>
            <text:p><text:span text:style-name="T2">192.168.0.212</text:span></text:p>
          </draw:text-box>
        </draw:frame>
        <draw:frame draw:style-name="gr6" draw:text-style-name="P3" draw:layer="layout" svg:width="2.991cm" svg:height="0.725cm" svg:x="12.333cm" svg:y="6.608cm">
          <draw:text-box>
            <text:p><text:span text:style-name="T2">192.168.0.12</text:span></text:p>
          </draw:text-box>
        </draw:frame>
        <draw:frame draw:style-name="gr6" draw:text-style-name="P3" draw:layer="layout" svg:width="3.228cm" svg:height="0.725cm" svg:x="12.333cm" svg:y="3cm">
          <draw:text-box>
            <text:p><text:span text:style-name="T2">192.168.0.112</text:span></text:p>
          </draw:text-box>
        </draw:frame>
        <draw:frame draw:style-name="gr6" draw:text-style-name="P4" draw:layer="layout" svg:width="2.542cm" svg:height="0.725cm" svg:x="6.333cm" svg:y="4.608cm">
          <draw:text-box>
            <text:p><text:span text:style-name="T3">&lt;&lt; Wifi &gt;&gt;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21:27:05.225239518</meta:creation-date>
    <dc:date>2015-03-07T21:41:19.157706210</dc:date>
    <meta:editing-duration>PT14M14S</meta:editing-duration>
    <meta:editing-cycles>1</meta:editing-cycles>
    <meta:generator>LibreOffice/4.3.3.2$Linux_x86 LibreOffice_project/430m0$Build-2</meta:generator>
    <meta:document-statistic meta:object-count="12"/>
  </office:meta>
</office:document-meta>
</file>